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1" style:family="paragraph">
      <loext:graphic-properties draw:fill-color="#ffffff"/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Comme Arnaud, ils sont nombreux à tomber dans l’addition aux jeux d’argent et de hasard, jusqu’à en perdre le contrôler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Une addiction parfois douloureuse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Il engloutit la vitrine de la supérette avec sa camionnette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Face à sa vitrine emboutie, le patron n’a pas pris l’affaire à la coule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3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Les deux individus lui ont fait un appel de fard pour lui demander de s’arrêter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Cet appel de phare, c’était une mascara-de ?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4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Au vu de la situation sanitaire actuelle, certains citadins ont repris leur clic et leur clac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Ils ont pris leurs cliques et leurs claques, et maintenant tout beigne.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5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Difficile de consoler un champion du monde dont la dernière victoire remonte… à six moi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Depuis six mois, il est complètement autocentré.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6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Quels sont les points de bocage ce mardi en Normandie ?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Pour éviter les points de blocage, prévoir des haies de CRS !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7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Pour une retraite descente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Comme dirait Raffarin, la retraite est décente mais la pente est raide.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5T10:19:52.929004421</meta:creation-date>
    <meta:editing-duration>PT3H45M</meta:editing-duration>
    <meta:editing-cycles>14</meta:editing-cycles>
    <meta:generator>LibreOffice/6.0.7.3$Linux_X86_64 LibreOffice_project/00m0$Build-3</meta:generator>
    <dc:title>Vivid</dc:title>
    <dc:date>2020-07-05T17:23:01.114766219</dc:date>
    <meta:document-statistic meta:object-count="68"/>
  </office:meta>
</office:document-meta>
</file>